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ource Han Sans Regular" svg:font-family="'Source Han Sans Regular'" style:font-family-generic="system" style:font-pitch="variable"/>
    <style:font-face style:name="Verdana1" svg:font-family="Verdana" style:font-family-generic="system" style:font-pitch="variable"/>
  </office:font-face-decls>
  <office:automatic-styles>
    <style:style style:name="P1" style:family="paragraph" style:parent-style-name="Text_20_body">
      <style:text-properties style:font-name="Source Sans Pro" officeooo:rsid="0037ef7b" officeooo:paragraph-rsid="0037ef7b"/>
    </style:style>
    <style:style style:name="P2" style:family="paragraph" style:parent-style-name="Text_20_body" style:list-style-name="L1">
      <style:text-properties style:font-name="Source Sans Pro" officeooo:rsid="004b0534" officeooo:paragraph-rsid="004b0534"/>
    </style:style>
    <style:style style:name="P3" style:family="paragraph" style:parent-style-name="Text_20_body">
      <style:text-properties style:font-name="Source Sans Pro" officeooo:rsid="006bbd56" officeooo:paragraph-rsid="006bbd56"/>
    </style:style>
    <style:style style:name="P4" style:family="paragraph" style:parent-style-name="Text_20_body">
      <style:text-properties style:font-name="Source Sans Pro" officeooo:rsid="0027b604" officeooo:paragraph-rsid="0027b604"/>
    </style:style>
    <style:style style:name="P5" style:family="paragraph" style:parent-style-name="Text_20_body" style:list-style-name="L1">
      <style:text-properties style:font-name="Source Sans Pro" officeooo:paragraph-rsid="0037ef7b"/>
    </style:style>
    <style:style style:name="P6" style:family="paragraph" style:parent-style-name="Heading_20_3">
      <style:text-properties style:font-name="Source Sans Pro" officeooo:rsid="0027b604" officeooo:paragraph-rsid="0027b604"/>
    </style:style>
    <style:style style:name="P7" style:family="paragraph" style:parent-style-name="Heading_20_1">
      <style:text-properties style:font-name="Source Sans Pro" officeooo:rsid="0027b604" officeooo:paragraph-rsid="0027b604"/>
    </style:style>
    <style:style style:name="P8" style:family="paragraph" style:parent-style-name="Heading_20_1">
      <style:text-properties style:font-name="Source Sans Pro" officeooo:rsid="0027b604" officeooo:paragraph-rsid="002a5e74"/>
    </style:style>
    <style:style style:name="P9" style:family="paragraph" style:parent-style-name="Header">
      <style:text-properties style:font-name="Source Sans Pro" officeooo:rsid="001f2545" officeooo:paragraph-rsid="001c38b2"/>
    </style:style>
    <style:style style:name="P10" style:family="paragraph" style:parent-style-name="Title">
      <style:text-properties style:font-name="Source Sans Pro" officeooo:paragraph-rsid="001c38b2"/>
    </style:style>
    <style:style style:name="P11" style:family="paragraph" style:parent-style-name="Footer">
      <style:text-properties style:font-name="Source Sans Pro" officeooo:paragraph-rsid="001c38b2"/>
    </style:style>
    <style:style style:name="T1" style:family="text">
      <style:text-properties officeooo:rsid="002b1edb"/>
    </style:style>
    <style:style style:name="T2" style:family="text">
      <style:text-properties officeooo:rsid="00205caf"/>
    </style:style>
    <style:style style:name="T3" style:family="text">
      <style:text-properties style:font-name="Source Sans Pro"/>
    </style:style>
    <style:style style:name="T4" style:family="text">
      <style:text-properties officeooo:rsid="001cf11e"/>
    </style:style>
    <style:style style:name="T5" style:family="text">
      <style:text-properties officeooo:rsid="002a5e74"/>
    </style:style>
    <style:style style:name="T6" style:family="text">
      <style:text-properties officeooo:rsid="0037ef7b"/>
    </style:style>
    <style:style style:name="T7" style:family="text">
      <style:text-properties style:font-name="Source Sans Pro"/>
    </style:style>
    <style:style style:name="T8" style:family="text">
      <style:text-properties style:font-name="Source Sans Pro" officeooo:rsid="0037ef7b"/>
    </style:style>
    <style:style style:name="T9" style:family="text">
      <style:text-properties officeooo:rsid="004f416e"/>
    </style:style>
    <style:style style:name="T10" style:family="text">
      <style:text-properties officeooo:rsid="0059432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groupre <text:span text:style-name="T4">Test Plan</text:span></text:p>
      <text:h text:style-name="P7" text:outline-level="1">Test Platforms</text:h>
      <text:h text:style-name="P6" text:outline-level="3">Online</text:h>
      <text:p text:style-name="P4">Testing will be of the Python (Flask)/JavaScript product, to be tested on Carolina CloudApps.</text:p>
      <text:h text:style-name="P6" text:outline-level="3">Offline</text:h>
      <text:p text:style-name="P4">Testing will be of the Python core back-end module, by developers on development machines.</text:p>
      <text:h text:style-name="P8" text:outline-level="1">Test <text:span text:style-name="T5">Cases</text:span></text:h>
      <text:p text:style-name="P1">Test cases are expected to yield information confirming successful processing of input data in accordance with program parameters. Failing that, testing is expected to yield errors related to either the algorithm’s processing of the data, or data input errors. </text:p>
      <text:p text:style-name="P1">Specific issues that will be tested for include, but are not limited to the following:</text:p>
      <text:list xml:id="list1051831524" text:style-name="L1">
        <text:list-item>
          <text:p text:style-name="P5"><text:span text:style-name="T6">Number of seats: currently, an incorrectly coded number of seats will cause the program to crash. As development continues, features will be implemented that will enable the user to dynamically scale the number and layout of seats per classroom. For both current and planned implementation, either too many or too few seats will have to be tested to ensure functionality.</text:span></text:p>
        </text:list-item>
        <text:list-item>
          <text:p text:style-name="P2"><text:span text:style-name="T6">S</text:span>tudents who are able to ask for outlandish amounts of preferences for Chair attributes that have no overlap (read: chairs that fulfill all criteria) are hard to account for. It is expected that a given Student will not be able to make so many selections of preferences to where this scenario is realistic, however.</text:p>
        </text:list-item>
        <text:list-item>
          <text:p text:style-name="P2">Not all csv files follow the same standard. Testing for csv input errors will address those potential issues.</text:p>
        </text:list-item>
        <text:list-item>
          <text:p text:style-name="P2">The csvs will be able to capture and account for the vast majority of test cases, from user input errors to algorithmic irregularities.</text:p>
        </text:list-item>
        <text:list-item>
          <text:p text:style-name="P2">The GUI will require extensive testing to detect and prevent crashes.</text:p>
        </text:list-item>
        <text:list-item>
          <text:p text:style-name="P2"><text:soft-page-break/>Extreme edge cases have been added to the testing list.</text:p>
        </text:list-item>
      </text:list>
      <text:p text:style-name="P3">Third-party testing is neither expected nor required at this po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ource Han Sans Regular" svg:font-family="'Source Han Sans Regula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Regular" style:font-family-asian="'Source Han Sans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Character_20_style" style:num-suffix="" text:bullet-char="">
        <style:list-level-properties text:list-level-position-and-space-mode="label-alignment">
          <style:list-level-label-alignment text:label-followed-by="listtab" text:list-tab-stop-position="0.9909in" fo:text-indent="-0.1965in" fo:margin-left="0.9909in"/>
        </style:list-level-properties>
        <style:text-properties fo:font-family="Symbol" style:font-charset="x-symbol"/>
      </text:list-level-style-bullet>
      <text:list-level-style-bullet text:level="2" text:style-name="Character_20_style" style:num-suffix="" text:bullet-char="">
        <style:list-level-properties text:list-level-position-and-space-mode="label-alignment">
          <style:list-level-label-alignment text:label-followed-by="listtab" text:list-tab-stop-position="1.4819in" fo:text-indent="-0.1965in" fo:margin-left="1.4819in"/>
        </style:list-level-properties>
        <style:text-properties fo:font-family="Symbol" style:font-charset="x-symbol"/>
      </text:list-level-style-bullet>
      <text:list-level-style-bullet text:level="3" text:style-name="Character_20_style" style:num-suffix="" text:bullet-char="">
        <style:list-level-properties text:list-level-position-and-space-mode="label-alignment">
          <style:list-level-label-alignment text:label-followed-by="listtab" text:list-tab-stop-position="1.9728in" fo:text-indent="-0.1965in" fo:margin-left="1.9728in"/>
        </style:list-level-properties>
        <style:text-properties fo:font-family="Symbol" style:font-charset="x-symbol"/>
      </text:list-level-style-bullet>
      <text:list-level-style-bullet text:level="4" text:style-name="Character_20_style" style:num-suffix="" text:bullet-char="">
        <style:list-level-properties text:list-level-position-and-space-mode="label-alignment">
          <style:list-level-label-alignment text:label-followed-by="listtab" text:list-tab-stop-position="2.4638in" fo:text-indent="-0.1965in" fo:margin-left="2.4638in"/>
        </style:list-level-properties>
        <style:text-properties fo:font-family="Symbol" style:font-charset="x-symbol"/>
      </text:list-level-style-bullet>
      <text:list-level-style-bullet text:level="5" text:style-name="Character_20_style" style:num-suffix="" text:bullet-char="">
        <style:list-level-properties text:list-level-position-and-space-mode="label-alignment">
          <style:list-level-label-alignment text:label-followed-by="listtab" text:list-tab-stop-position="2.9547in" fo:text-indent="-0.1965in" fo:margin-left="2.9547in"/>
        </style:list-level-properties>
        <style:text-properties fo:font-family="Symbol" style:font-charset="x-symbol"/>
      </text:list-level-style-bullet>
      <text:list-level-style-bullet text:level="6" text:style-name="Character_20_style" style:num-suffix="" text:bullet-char="">
        <style:list-level-properties text:list-level-position-and-space-mode="label-alignment">
          <style:list-level-label-alignment text:label-followed-by="listtab" text:list-tab-stop-position="3.4457in" fo:text-indent="-0.1965in" fo:margin-left="3.4457in"/>
        </style:list-level-properties>
        <style:text-properties fo:font-family="Symbol" style:font-charset="x-symbol"/>
      </text:list-level-style-bullet>
      <text:list-level-style-bullet text:level="7" text:style-name="Character_20_style" style:num-suffix="" text:bullet-char="">
        <style:list-level-properties text:list-level-position-and-space-mode="label-alignment">
          <style:list-level-label-alignment text:label-followed-by="listtab" text:list-tab-stop-position="3.9366in" fo:text-indent="-0.1965in" fo:margin-left="3.9366in"/>
        </style:list-level-properties>
        <style:text-properties fo:font-family="Symbol" style:font-charset="x-symbol"/>
      </text:list-level-style-bullet>
      <text:list-level-style-bullet text:level="8" text:style-name="Character_20_style" style:num-suffix="" text:bullet-char="">
        <style:list-level-properties text:list-level-position-and-space-mode="label-alignment">
          <style:list-level-label-alignment text:label-followed-by="listtab" text:list-tab-stop-position="4.428in" fo:text-indent="-0.1965in" fo:margin-left="4.428in"/>
        </style:list-level-properties>
        <style:text-properties fo:font-family="Symbol" style:font-charset="x-symbol"/>
      </text:list-level-style-bullet>
      <text:list-level-style-bullet text:level="9" text:style-name="Character_20_style" style:num-suffix="" text:bullet-char="">
        <style:list-level-properties text:list-level-position-and-space-mode="label-alignment">
          <style:list-level-label-alignment text:label-followed-by="listtab" text:list-tab-stop-position="4.9189in" fo:text-indent="-0.1965in" fo:margin-left="4.9189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Source Sans Pro" officeooo:rsid="001f2545" officeooo:paragraph-rsid="001c38b2"/>
    </style:style>
    <style:style style:name="MP2" style:family="paragraph" style:parent-style-name="Footer">
      <style:text-properties style:font-name="Source Sans Pro" officeooo:paragraph-rsid="001c38b2"/>
    </style:style>
    <style:style style:name="MT1" style:family="text">
      <style:text-properties officeooo:rsid="001cf11e"/>
    </style:style>
    <style:style style:name="MT2" style:family="text">
      <style:text-properties officeooo:rsid="002b1edb"/>
    </style:style>
    <style:style style:name="MT3" style:family="text">
      <style:text-properties officeooo:rsid="00205ca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groupre <text:span text:style-name="MT1">Test Plan</text:span><text:tab/><text:span text:style-name="MT2">Sprint 6</text:span><text:tab/><text:span text:style-name="MT3">28/11/2017</text:span></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8T02:37:50.935849506</meta:creation-date>
    <dc:date>2017-11-28T02:48:11.900219518</dc:date>
    <meta:editing-duration>PT10M16S</meta:editing-duration>
    <meta:editing-cycles>12</meta:editing-cycles>
    <meta:generator>LibreOffice/5.4.3.2$Linux_X86_64 LibreOffice_project/40m0$Build-2</meta:generator>
    <meta:document-statistic meta:table-count="0" meta:image-count="0" meta:object-count="0" meta:page-count="2" meta:paragraph-count="18" meta:word-count="290" meta:character-count="1749" meta:non-whitespace-character-count="1482"/>
  </office:meta>
</office:document-meta>
</file>